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73896AD2BCBD14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04cm, 3.718cm, 16.031cm, 6.14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4cm" svg:height="21.4cm" svg:x="0.992cm" svg:y="2.691cm">
          <draw:image xlink:href="Pictures/10000000000005E8000007E0073896AD2BCBD14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3:56.459369210</dc:date>
    <meta:editing-duration>PT3M27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